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2e8b57" draw:stroke-linejoin="miter" svg:stroke-linecap="butt" draw:fill="solid" draw:fill-color="#f0fff0" draw:textarea-vertical-align="middle" draw:auto-grow-height="false" draw:fit-to-size="false" style:shrink-to-fit="false" fo:min-height="5.75cm" fo:min-width="11.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4169e1" draw:stroke-linejoin="miter" svg:stroke-linecap="butt" draw:fill="solid" draw:fill-color="#f0f8ff" draw:textarea-vertical-align="middle" draw:auto-grow-height="false" draw:fit-to-size="false" style:shrink-to-fit="false" fo:min-height="11.75cm" fo:min-width="5.5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0fff0"/>
      <style:paragraph-properties fo:text-align="center" style:font-independent-line-spacing="true"/>
      <style:text-properties fo:font-size="18pt"/>
    </style:style>
    <style:style style:name="P2" style:family="paragraph">
      <loext:graphic-properties draw:fill="solid" draw:fill-color="#f0f8ff"/>
      <style:paragraph-properties fo:text-align="center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Blank" presentation:presentation-page-layout-name="AL1T0">
        <draw:custom-shape draw:name="StretchX" draw:style-name="gr1" draw:text-style-name="P1" draw:layer="layout" svg:width="12cm" svg:height="6cm" svg:x="2cm" svg:y="2cm">
          <text:p/>
          <draw:enhanced-geometry svg:viewBox="0 0 21600 21600" draw:path-stretchpoint-x="10800" draw:type="non-primitive" draw:modifiers="10800" draw:enhanced-path="M 0 $0 Q 0 0 $0 0 L ?f0 0 Q 21600 0 21600 $0 L 21600 ?f1 Q 21600 21600 ?f0 21600 L $0 21600 Q 0 21600 0 ?f1 Z N">
            <draw:equation draw:name="f0" draw:formula="right-$0"/>
            <draw:equation draw:name="f1" draw:formula="bottom-$0"/>
            <draw:handle draw:handle-position="$0 0" draw:handle-range-x-maximum="10800" draw:handle-range-x-minimum="0"/>
          </draw:enhanced-geometry>
        </draw:custom-shape>
        <draw:custom-shape draw:name="StretchY" draw:style-name="gr2" draw:text-style-name="P2" draw:layer="layout" svg:width="6cm" svg:height="12cm" svg:x="16cm" svg:y="2cm">
          <text:p/>
          <draw:enhanced-geometry svg:viewBox="0 0 21600 21600" draw:path-stretchpoint-y="10800" draw:type="non-primitive" draw:modifiers="10800" draw:enhanced-path="M 0 $0 Q 0 0 $0 0 L ?f0 0 Q 21600 0 21600 $0 L 21600 ?f1 Q 21600 21600 ?f0 21600 L $0 21600 Q 0 21600 0 ?f1 Z N">
            <draw:equation draw:name="f0" draw:formula="right-$0"/>
            <draw:equation draw:name="f1" draw:formula="bottom-$0"/>
            <draw:handle draw:handle-position="$0 0" draw:handle-range-x-maximum="10800" draw:handle-range-x-minimum="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Yu Gothic" style:font-family-asian="'Yu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3.5pt" fo:letter-spacing="normal" fo:language="en" fo:country="US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23.5pt" style:font-style-asian="normal" style:font-weight-asian="normal" style:font-name-complex="Tahoma" style:font-family-complex="Tahoma" style:font-family-generic-complex="system" style:font-pitch-complex="variable" style:font-size-complex="23.5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6.7999992370605pt" fo:letter-spacing="normal" fo:font-style="normal" style:text-underline-style="none" fo:font-weight="normal" fo:background-color="transparent" style:font-size-asian="16.7999992370605pt" style:font-style-asian="normal" style:font-weight-asian="normal" style:font-size-complex="16.7999992370605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.1000003814697pt" fo:letter-spacing="normal" fo:font-style="normal" style:text-underline-style="none" fo:font-weight="normal" fo:background-color="transparent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.1000003814697pt" fo:letter-spacing="normal" fo:font-style="normal" style:text-underline-style="none" fo:font-weight="normal" fo:background-color="transparent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.002cm" fo:page-height="15.99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color-table loext:name="Office Them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presentation:style-name="Blank-title" draw:layer="backgroundobjects" svg:width="21.6cm" svg:height="2.67cm" svg:x="1.2cm" svg:y="0.638cm" presentation:class="title" presentation:placeholder="true">
        <draw:text-box/>
      </draw:frame>
      <draw:frame presentation:style-name="Blank-outline1" draw:layer="backgroundobjects" svg:width="21.6cm" svg:height="9.277cm" svg:x="1.2cm" svg:y="3.743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Regina Henschel</meta:initial-creator>
    <dc:creator>Regina Henschel</dc:creator>
    <meta:editing-cycles>5</meta:editing-cycles>
    <meta:creation-date>2022-04-26T15:35:45</meta:creation-date>
    <dc:date>2022-04-26T19:08:37.079000000</dc:date>
    <meta:editing-duration>PT5M49S</meta:editing-duration>
    <meta:generator>B2020/7.4.0.0.alpha0$Windows_X86_64 LibreOffice_project/6f60a89a6be85d4cbe5840f9d0146eae98dbf543</meta:generator>
    <meta:document-statistic meta:object-count="22"/>
    <meta:user-defined meta:name="AppVersion">16.0000</meta:user-defined>
    <meta:user-defined meta:name="PresentationFormat">Custom</meta:user-defined>
    <meta:user-defined meta:name="Slides" meta:value-type="float">1</meta:user-defined>
    <meta:template xlink:type="simple" xlink:actuate="onRequest" xlink:title="Quer24x16" xlink:href=""/>
  </office:meta>
</office:document-meta>
</file>